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1ed693" officeooo:paragraph-rsid="001ed693"/>
    </style:style>
    <style:style style:name="P4" style:family="paragraph" style:parent-style-name="Standard">
      <style:text-properties officeooo:rsid="0015fc4c" officeooo:paragraph-rsid="0016aed2"/>
    </style:style>
    <style:style style:name="P5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6" style:family="paragraph" style:parent-style-name="Standard">
      <style:text-properties officeooo:paragraph-rsid="0015fc4c"/>
    </style:style>
    <style:style style:name="P7" style:family="paragraph" style:parent-style-name="Standard">
      <style:paragraph-properties fo:text-align="justify" style:justify-single-word="false"/>
      <style:text-properties officeooo:paragraph-rsid="0016aed2"/>
    </style:style>
    <style:style style:name="P8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9" style:family="paragraph" style:parent-style-name="Text_20_body" style:list-style-name="L1">
      <style:text-properties officeooo:paragraph-rsid="001817ac"/>
    </style:style>
    <style:style style:name="P10" style:family="paragraph" style:parent-style-name="Text_20_body" style:list-style-name="L1">
      <style:text-properties officeooo:paragraph-rsid="00209f12"/>
    </style:style>
    <style:style style:name="P11" style:family="paragraph" style:parent-style-name="Text_20_body" style:list-style-name="L1">
      <style:text-properties officeooo:rsid="001ed693" officeooo:paragraph-rsid="001817ac"/>
    </style:style>
    <style:style style:name="P12" style:family="paragraph" style:parent-style-name="Text_20_body" style:list-style-name="L1">
      <style:text-properties officeooo:rsid="001ed693" officeooo:paragraph-rsid="001ed693"/>
    </style:style>
    <style:style style:name="P13" style:family="paragraph" style:parent-style-name="Text_20_body" style:list-style-name="L1">
      <style:text-properties officeooo:rsid="001f3d1e" officeooo:paragraph-rsid="001f3d1e"/>
    </style:style>
    <style:style style:name="P14" style:family="paragraph" style:parent-style-name="Text_20_body" style:list-style-name="L1">
      <style:text-properties style:text-underline-style="none" officeooo:rsid="0023d884" officeooo:paragraph-rsid="0023d884"/>
    </style:style>
    <style:style style:name="P15" style:family="paragraph" style:parent-style-name="Text_20_body" style:list-style-name="L1">
      <style:text-properties officeooo:rsid="00219b33" officeooo:paragraph-rsid="00219b33"/>
    </style:style>
    <style:style style:name="P16" style:family="paragraph" style:parent-style-name="Text_20_body">
      <style:paragraph-properties fo:text-align="center" style:justify-single-word="false"/>
      <style:text-properties fo:font-style="normal" fo:font-weight="normal" officeooo:rsid="001ed693" officeooo:paragraph-rsid="00243dbf" style:font-style-asian="normal" style:font-weight-asian="normal" style:font-style-complex="normal" style:font-weight-complex="normal"/>
    </style:style>
    <style:style style:name="T1" style:family="text">
      <style:text-properties officeooo:rsid="001e1ed6"/>
    </style:style>
    <style:style style:name="T2" style:family="text">
      <style:text-properties officeooo:rsid="001ed693"/>
    </style:style>
    <style:style style:name="T3" style:family="text">
      <style:text-properties officeooo:rsid="001f22a7"/>
    </style:style>
    <style:style style:name="T4" style:family="text">
      <style:text-properties officeooo:rsid="001f3d1e"/>
    </style:style>
    <style:style style:name="T5" style:family="text">
      <style:text-properties officeooo:rsid="00209f12"/>
    </style:style>
    <style:style style:name="T6" style:family="text">
      <style:text-properties officeooo:rsid="0023d884"/>
    </style:style>
    <style:style style:name="T7" style:family="text">
      <style:text-properties officeooo:rsid="00243d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3">Gestione Pagamenti – Visualizzare Pagamenti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3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53415" text:style-name="L1">
              <text:list-item>
                <text:p text:style-name="P9"><text:span text:style-name="T2">Paolo deve verificare che tutti </text:span><text:span text:style-name="T3">i genitori</text:span><text:span text:style-name="T2"> hanno effettuato il pagamento della retta mensile per l'iscrizione all'asilo nido.</text:span></text:p>
              </text:list-item>
              <text:list-item>
                <text:p text:style-name="P9"><text:span text:style-name="T6">Paolo a</text:span><text:span text:style-name="T2">ccende il PC ed avvia il software at-silo.</text:span></text:p>
              </text:list-item>
              <text:list-item>
                <text:p text:style-name="P11">Inserisce il suo userID e la password per accedere alle funzioni dedicate al direttore.</text:p>
              </text:list-item>
              <text:list-item>
                <text:p text:style-name="P13"><text:span text:style-name="T6">Accede all'aerea relativa ai </text:span><text:s/>pagamenti <text:span text:style-name="T6">mensili e seleziona i pagamenti relativi al mese corrente.</text:span></text:p>
              </text:list-item>
              <text:list-item>
                <text:p text:style-name="P14">Il sistema risponde inviando a Paolo una lista con tutti i clienti inscritti con il relativo pagamento effettuato o non. <text:s/></text:p>
              </text:list-item>
              <text:list-item>
                <text:p text:style-name="P12">Paolo visualizza tutti gli iscritti all'asilo ed il loro stato attuale (se hanno effettuato già il pagamento della retta o devono ancora provvedere a saldare il dovuto).</text:p>
              </text:list-item>
              <text:list-item>
                <text:p text:style-name="P10"><text:span text:style-name="T4">Paolo </text:span><text:span text:style-name="T5">seleziona gli iscritti che devono ricevere la mail.</text:span></text:p>
              </text:list-item>
              <text:list-item>
                <text:p text:style-name="P10"><text:span text:style-name="T5">Paolo invia la mail.</text:span><text:span text:style-name="T4"> </text:span></text:p>
              </text:list-item>
              <text:list-item>
                <text:p text:style-name="P15">Paolo effettua il logout dal sistema.</text:p>
              </text:list-item>
            </text:list>
          </table:table-cell>
        </table:table-row>
      </table:table>
      <text:p text:style-name="P16"><text:span text:style-name="T7">SC 11: il direttore Paolo visualizza tutti i pagamenti.</text:span></text:p>
      <text:p text:style-name="P2"/>
      <text:p text:style-name="P4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25T11:42:47.13</dc:date>
    <meta:editing-duration>PT1H5M4S</meta:editing-duration>
    <meta:editing-cycles>1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57" meta:character-count="970" meta:non-whitespace-character-count="832"/>
  </office:meta>
</office:document-meta>
</file>